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LiberationSerif-Italic" svg:font-family="LiberationSerif-Italic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78327"/>
    </style:style>
    <style:style style:name="P3" style:family="paragraph" style:parent-style-name="Standard">
      <style:paragraph-properties fo:text-align="start" style:justify-single-word="false"/>
      <style:text-properties officeooo:paragraph-rsid="001e1cc9"/>
    </style:style>
    <style:style style:name="P4" style:family="paragraph" style:parent-style-name="Standard">
      <style:paragraph-properties fo:text-align="start" style:justify-single-word="false"/>
      <style:text-properties officeooo:paragraph-rsid="00200f4e"/>
    </style:style>
    <style:style style:name="P5" style:family="paragraph" style:parent-style-name="Standard">
      <style:paragraph-properties fo:text-align="start" style:justify-single-word="false"/>
      <style:text-properties officeooo:paragraph-rsid="00206a5c"/>
    </style:style>
    <style:style style:name="P6" style:family="paragraph" style:parent-style-name="Standard">
      <style:paragraph-properties fo:text-align="start" style:justify-single-word="false"/>
      <style:text-properties officeooo:paragraph-rsid="002343d6"/>
    </style:style>
    <style:style style:name="P7" style:family="paragraph" style:parent-style-name="Standard">
      <style:paragraph-properties fo:text-align="start" style:justify-single-word="false"/>
      <style:text-properties officeooo:paragraph-rsid="0024186b"/>
    </style:style>
    <style:style style:name="P8" style:family="paragraph" style:parent-style-name="Standard">
      <style:paragraph-properties fo:text-align="start" style:justify-single-word="false"/>
      <style:text-properties officeooo:paragraph-rsid="00143357"/>
    </style:style>
    <style:style style:name="P9" style:family="paragraph" style:parent-style-name="Standard">
      <style:paragraph-properties fo:text-align="start" style:justify-single-word="false"/>
      <style:text-properties officeooo:paragraph-rsid="0024ff4d"/>
    </style:style>
    <style:style style:name="P10" style:family="paragraph" style:parent-style-name="Standard">
      <style:paragraph-properties fo:text-align="start" style:justify-single-word="false"/>
      <style:text-properties officeooo:paragraph-rsid="002855fb"/>
    </style:style>
    <style:style style:name="P11" style:family="paragraph" style:parent-style-name="Standard">
      <style:paragraph-properties fo:text-align="start" style:justify-single-word="false"/>
      <style:text-properties officeooo:paragraph-rsid="002b3dae"/>
    </style:style>
    <style:style style:name="P12" style:family="paragraph" style:parent-style-name="Standard">
      <style:paragraph-properties fo:text-align="start" style:justify-single-word="false"/>
      <style:text-properties officeooo:paragraph-rsid="002cb2da"/>
    </style:style>
    <style:style style:name="P13" style:family="paragraph" style:parent-style-name="Standard">
      <style:paragraph-properties fo:text-align="start" style:justify-single-word="false"/>
      <style:text-properties officeooo:paragraph-rsid="00350a8d"/>
    </style:style>
    <style:style style:name="P14" style:family="paragraph" style:parent-style-name="Standard">
      <style:paragraph-properties fo:text-align="start" style:justify-single-word="false"/>
      <style:text-properties officeooo:paragraph-rsid="003a4213"/>
    </style:style>
    <style:style style:name="P15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16" style:family="paragraph" style:parent-style-name="Standard">
      <style:paragraph-properties fo:text-align="start" style:justify-single-word="false"/>
      <style:text-properties style:font-name="LiberationSerif" fo:font-size="12pt" officeooo:paragraph-rsid="0036f2a8" style:font-size-asian="12pt"/>
    </style:style>
    <style:style style:name="P17" style:family="paragraph" style:parent-style-name="Standard">
      <style:paragraph-properties fo:text-align="start" style:justify-single-word="false"/>
      <style:text-properties style:font-name="LiberationSerif" fo:font-size="12pt" officeooo:paragraph-rsid="003696cb" style:font-size-asian="12pt"/>
    </style:style>
    <style:style style:name="P18" style:family="paragraph" style:parent-style-name="Standard">
      <style:paragraph-properties fo:text-align="start" style:justify-single-word="false"/>
      <style:text-properties style:font-name="LiberationSerif" fo:font-size="12pt" officeooo:paragraph-rsid="00350a8d" style:font-size-asian="12pt"/>
    </style:style>
    <style:style style:name="P19" style:family="paragraph" style:parent-style-name="Standard">
      <style:paragraph-properties fo:text-align="start" style:justify-single-word="false"/>
      <style:text-properties style:font-name="LiberationSerif" fo:font-size="12pt" officeooo:rsid="0010477b" officeooo:paragraph-rsid="0010477b" style:font-size-asian="12pt"/>
    </style:style>
    <style:style style:name="P20" style:family="paragraph" style:parent-style-name="Standard">
      <style:paragraph-properties fo:text-align="start" style:justify-single-word="false"/>
      <style:text-properties style:font-name="LiberationSerif" fo:font-size="12pt" officeooo:rsid="001ef333" officeooo:paragraph-rsid="001ef333" style:font-size-asian="12pt"/>
    </style:style>
    <style:style style:name="P21" style:family="paragraph" style:parent-style-name="Standard">
      <style:paragraph-properties fo:text-align="start" style:justify-single-word="false"/>
      <style:text-properties style:font-name="LiberationSerif" fo:font-size="12pt" fo:language="en" fo:country="US" officeooo:rsid="0010477b" officeooo:paragraph-rsid="0010477b" style:font-size-asian="12pt"/>
    </style:style>
    <style:style style:name="P22" style:family="paragraph" style:parent-style-name="Standard">
      <style:paragraph-properties fo:text-align="start" style:justify-single-word="false"/>
      <style:text-properties style:font-name="LiberationSerif" fo:font-size="12pt" fo:language="en" fo:country="US" officeooo:rsid="002b3dae" officeooo:paragraph-rsid="002b3dae" style:font-size-asian="12pt"/>
    </style:style>
    <style:style style:name="P23" style:family="paragraph" style:parent-style-name="Standard">
      <style:paragraph-properties fo:text-align="start" style:justify-single-word="false"/>
      <style:text-properties style:font-name="LiberationSerif" fo:font-size="12pt" fo:language="bg" fo:country="BG" officeooo:rsid="0010477b" officeooo:paragraph-rsid="0010477b" style:font-size-asian="12pt"/>
    </style:style>
    <style:style style:name="P24" style:family="paragraph" style:parent-style-name="Standard">
      <style:paragraph-properties fo:text-align="start" style:justify-single-word="false"/>
      <style:text-properties style:font-name="LiberationSerif" fo:font-size="12pt" fo:language="bg" fo:country="BG" officeooo:rsid="00200f4e" style:font-size-asian="12pt"/>
    </style:style>
    <style:style style:name="P25" style:family="paragraph" style:parent-style-name="Standard">
      <style:paragraph-properties fo:text-align="center" style:justify-single-word="false"/>
      <style:text-properties style:font-name="LiberationSerif" fo:font-size="18pt" style:font-size-asian="18pt"/>
    </style:style>
    <style:style style:name="P26" style:family="paragraph" style:parent-style-name="Standard">
      <style:paragraph-properties fo:text-align="start" style:justify-single-word="false"/>
      <style:text-properties style:font-name="LiberationSans-Bold" fo:font-size="16pt" fo:font-weight="bold" style:font-size-asian="16pt" style:font-weight-asian="bold"/>
    </style:style>
    <style:style style:name="P27" style:family="paragraph" style:parent-style-name="Standard">
      <style:paragraph-properties fo:text-align="start" style:justify-single-word="false"/>
      <style:text-properties style:font-name="LiberationSans-Bold" fo:font-size="16pt" fo:font-weight="bold" officeooo:paragraph-rsid="0010477b" style:font-size-asian="16pt" style:font-weight-asian="bold"/>
    </style:style>
    <style:style style:name="P28" style:family="paragraph" style:parent-style-name="Standard">
      <style:paragraph-properties fo:text-align="start" style:justify-single-word="false"/>
      <style:text-properties style:font-name="LiberationSans-Bold" fo:font-size="18pt" fo:font-weight="bold" style:font-size-asian="18pt" style:font-weight-asian="bold"/>
    </style:style>
    <style:style style:name="P29" style:family="paragraph" style:parent-style-name="Standard">
      <style:paragraph-properties fo:text-align="center" style:justify-single-word="false"/>
      <style:text-properties style:font-name="LiberationSans-Bold" fo:font-size="28pt" fo:font-weight="bold" style:font-size-asian="28pt" style:font-weight-asian="bold"/>
    </style:style>
    <style:style style:name="P30" style:family="paragraph" style:parent-style-name="Standard">
      <style:paragraph-properties fo:text-align="start" style:justify-single-word="false"/>
      <style:text-properties style:font-name="LiberationSans-Bold" fo:font-size="22pt" fo:font-weight="bold" officeooo:paragraph-rsid="003a4213" style:font-size-asian="22pt" style:font-weight-asian="bold" style:font-size-complex="22pt"/>
    </style:style>
    <style:style style:name="P31" style:family="paragraph" style:parent-style-name="Standard">
      <style:paragraph-properties fo:text-align="start" style:justify-single-word="false"/>
      <style:text-properties style:font-name="OpenSymbol1" fo:font-size="12pt" officeooo:rsid="0010477b" officeooo:paragraph-rsid="0010477b" style:font-size-asian="12pt"/>
    </style:style>
    <style:style style:name="P32" style:family="paragraph" style:parent-style-name="Standard">
      <style:paragraph-properties fo:text-align="start" style:justify-single-word="false"/>
      <style:text-properties style:font-name="OpenSymbol1" fo:font-size="12pt" officeooo:rsid="0010477b" officeooo:paragraph-rsid="001e1cc9" style:font-size-asian="12pt"/>
    </style:style>
    <style:style style:name="P33" style:family="paragraph" style:parent-style-name="Standard">
      <style:paragraph-properties fo:text-align="start" style:justify-single-word="false"/>
      <style:text-properties style:font-name="OpenSymbol1" fo:font-size="12pt" officeooo:rsid="0010477b" officeooo:paragraph-rsid="001e3a33" style:font-size-asian="12pt"/>
    </style:style>
    <style:style style:name="P34" style:family="paragraph" style:parent-style-name="Standard">
      <style:paragraph-properties fo:text-align="start" style:justify-single-word="false"/>
      <style:text-properties style:font-name="OpenSymbol1" fo:font-size="12pt" officeooo:rsid="0010477b" officeooo:paragraph-rsid="001fe950" style:font-size-asian="12pt"/>
    </style:style>
    <style:style style:name="P35" style:family="paragraph" style:parent-style-name="Standard">
      <style:paragraph-properties fo:text-align="start" style:justify-single-word="false"/>
      <style:text-properties style:font-name="OpenSymbol1" fo:font-size="12pt" officeooo:rsid="0010477b" officeooo:paragraph-rsid="00200f4e" style:font-size-asian="12pt"/>
    </style:style>
    <style:style style:name="P36" style:family="paragraph" style:parent-style-name="Standard">
      <style:paragraph-properties fo:text-align="start" style:justify-single-word="false"/>
      <style:text-properties style:font-name="OpenSymbol1" fo:font-size="12pt" officeooo:rsid="0019d78c" officeooo:paragraph-rsid="00200f4e" style:font-size-asian="12pt"/>
    </style:style>
    <style:style style:name="P37" style:family="paragraph" style:parent-style-name="Standard">
      <style:paragraph-properties fo:text-align="start" style:justify-single-word="false"/>
      <style:text-properties style:font-name="OpenSymbol1" fo:font-size="12pt" officeooo:rsid="001af79e" officeooo:paragraph-rsid="00200f4e" style:font-size-asian="12pt"/>
    </style:style>
    <style:style style:name="P38" style:family="paragraph" style:parent-style-name="Standard">
      <style:paragraph-properties fo:text-align="start" style:justify-single-word="false"/>
      <style:text-properties style:font-name="OpenSymbol1" fo:font-size="12pt" officeooo:rsid="001242d3" officeooo:paragraph-rsid="00200f4e" style:font-size-asian="12pt"/>
    </style:style>
    <style:style style:name="P39" style:family="paragraph" style:parent-style-name="Standard">
      <style:paragraph-properties fo:text-align="start" style:justify-single-word="false"/>
      <style:text-properties style:font-name="OpenSymbol1" fo:font-size="12pt" style:font-size-asian="12pt"/>
    </style:style>
    <style:style style:name="P40" style:family="paragraph" style:parent-style-name="Standard">
      <style:paragraph-properties fo:text-align="start" style:justify-single-word="false"/>
      <style:text-properties style:font-name="OpenSymbol1" fo:font-size="12pt" fo:language="bg" fo:country="BG" officeooo:rsid="003adb9a" officeooo:paragraph-rsid="003adb9a" style:font-size-asian="12pt"/>
    </style:style>
    <style:style style:name="P41" style:family="paragraph" style:parent-style-name="Standard">
      <style:paragraph-properties fo:text-align="start" style:justify-single-word="false"/>
      <style:text-properties style:font-name="OpenSymbol1" fo:font-size="12pt" fo:language="bg" fo:country="BG" officeooo:rsid="00200f4e" officeooo:paragraph-rsid="00206a5c" style:font-size-asian="12pt"/>
    </style:style>
    <style:style style:name="P42" style:family="paragraph" style:parent-style-name="Standard">
      <style:paragraph-properties fo:text-align="start" style:justify-single-word="false"/>
      <style:text-properties officeooo:rsid="0010477b" officeooo:paragraph-rsid="00200f4e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start" style:justify-single-word="false"/>
      <style:text-properties style:font-name="LiberationSans" fo:font-size="18pt" style:font-size-asian="18pt"/>
    </style:style>
    <style:style style:name="P45" style:family="paragraph" style:parent-style-name="Standard">
      <style:paragraph-properties fo:margin-top="0.0791in" fo:margin-bottom="0.0791in" loext:contextual-spacing="false" fo:line-height="150%" fo:text-align="start" style:justify-single-word="false"/>
    </style:style>
    <style:style style:name="P46" style:family="paragraph" style:parent-style-name="Standard">
      <style:paragraph-properties fo:margin-top="0.0791in" fo:margin-bottom="0.0791in" loext:contextual-spacing="false" fo:text-align="start" style:justify-single-word="false"/>
      <style:text-properties style:font-name="LiberationSans-Bold" fo:font-size="16pt" fo:font-weight="bold" style:font-size-asian="16pt" style:font-weight-asian="bold"/>
    </style:style>
    <style:style style:name="P47" style:family="paragraph" style:parent-style-name="Standard">
      <style:paragraph-properties fo:margin-top="0.0791in" fo:margin-bottom="0.0791in" loext:contextual-spacing="false" fo:text-align="start" style:justify-single-word="false"/>
      <style:text-properties style:font-name="LiberationSans-Bold" fo:font-size="14pt" fo:font-weight="bold" style:font-size-asian="14pt" style:font-weight-asian="bold"/>
    </style:style>
    <style:style style:name="P48" style:family="paragraph" style:parent-style-name="Standard">
      <style:paragraph-properties fo:margin-top="0.0791in" fo:margin-bottom="0.0791in" loext:contextual-spacing="false" fo:text-align="start" style:justify-single-word="false"/>
      <style:text-properties style:font-name="LiberationSans-Bold" fo:font-size="18pt" fo:font-weight="bold" style:font-size-asian="18pt" style:font-weight-asian="bold"/>
    </style:style>
    <style:style style:name="P49" style:family="paragraph" style:parent-style-name="Standard">
      <style:paragraph-properties fo:margin-top="0.0791in" fo:margin-bottom="0.0791in" loext:contextual-spacing="false" fo:text-align="center" style:justify-single-word="false"/>
      <style:text-properties style:font-name="LiberationSans-Bold" fo:font-size="18pt" fo:font-weight="bold" style:font-size-asian="18pt" style:font-weight-asian="bold"/>
    </style:style>
    <style:style style:name="P50" style:family="paragraph" style:parent-style-name="Standard">
      <style:paragraph-properties fo:margin-top="0.1189in" fo:margin-bottom="0.1189in" loext:contextual-spacing="false" fo:text-align="start" style:justify-single-word="false"/>
      <style:text-properties fo:font-size="14pt" fo:font-weight="bold" officeooo:rsid="00206a5c" officeooo:paragraph-rsid="00206a5c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.1189in" fo:margin-bottom="0.1189in" loext:contextual-spacing="false" fo:text-align="start" style:justify-single-word="false"/>
      <style:text-properties style:font-name="LiberationSans-Bold" fo:font-size="18pt" fo:font-weight="bold" style:font-size-asian="18pt" style:font-weight-asian="bold"/>
    </style:style>
    <style:style style:name="P52" style:family="paragraph" style:parent-style-name="Standard">
      <style:paragraph-properties fo:margin-top="0.1189in" fo:margin-bottom="0.1189in" loext:contextual-spacing="false" fo:text-align="center" style:justify-single-word="false"/>
      <style:text-properties style:font-name="LiberationSans-Bold" fo:font-size="18pt" fo:font-weight="bold" style:font-size-asian="18pt" style:font-weight-asian="bold"/>
    </style:style>
    <style:style style:name="P53" style:family="paragraph" style:parent-style-name="Standard">
      <style:paragraph-properties fo:text-align="start" style:justify-single-word="false"/>
      <style:text-properties officeooo:paragraph-rsid="001e3a33"/>
    </style:style>
    <style:style style:name="P54" style:family="paragraph" style:parent-style-name="Standard">
      <style:paragraph-properties fo:text-align="start" style:justify-single-word="false"/>
      <style:text-properties style:font-name="OpenSymbol1" fo:font-size="12pt" officeooo:rsid="0010477b" officeooo:paragraph-rsid="003e8b15" style:font-size-asian="12pt"/>
    </style:style>
    <style:style style:name="P55" style:family="paragraph" style:parent-style-name="Standard">
      <style:paragraph-properties fo:text-align="start" style:justify-single-word="false"/>
      <style:text-properties style:font-name="OpenSymbol1" fo:font-size="12pt" officeooo:rsid="0010477b" officeooo:paragraph-rsid="00178327" style:font-size-asian="12pt"/>
    </style:style>
    <style:style style:name="T1" style:family="text">
      <style:text-properties style:font-name="LiberationSerif"/>
    </style:style>
    <style:style style:name="T2" style:family="text">
      <style:text-properties style:font-name="LiberationSerif" fo:font-size="12pt" style:font-size-asian="12pt"/>
    </style:style>
    <style:style style:name="T3" style:family="text">
      <style:text-properties style:font-name="LiberationSerif" fo:font-size="12pt" officeooo:rsid="0010477b" style:font-size-asian="12pt"/>
    </style:style>
    <style:style style:name="T4" style:family="text">
      <style:text-properties style:font-name="LiberationSerif" fo:font-size="12pt" officeooo:rsid="0014d9bc" style:font-size-asian="12pt"/>
    </style:style>
    <style:style style:name="T5" style:family="text">
      <style:text-properties style:font-name="LiberationSerif" fo:font-size="12pt" officeooo:rsid="00178327" style:font-size-asian="12pt"/>
    </style:style>
    <style:style style:name="T6" style:family="text">
      <style:text-properties style:font-name="LiberationSerif" fo:font-size="12pt" officeooo:rsid="001e1cc9" style:font-size-asian="12pt"/>
    </style:style>
    <style:style style:name="T7" style:family="text">
      <style:text-properties style:font-name="LiberationSerif" fo:font-size="12pt" officeooo:rsid="001e3a33" style:font-size-asian="12pt"/>
    </style:style>
    <style:style style:name="T8" style:family="text">
      <style:text-properties style:font-name="LiberationSerif" fo:font-size="12pt" officeooo:rsid="0024ff4d" style:font-size-asian="12pt"/>
    </style:style>
    <style:style style:name="T9" style:family="text">
      <style:text-properties style:font-name="LiberationSerif" fo:font-size="12pt" officeooo:rsid="0029798f" style:font-size-asian="12pt"/>
    </style:style>
    <style:style style:name="T10" style:family="text">
      <style:text-properties style:font-name="LiberationSerif" fo:font-size="12pt" fo:language="bg" fo:country="BG" officeooo:rsid="000fccce" style:font-size-asian="12pt"/>
    </style:style>
    <style:style style:name="T11" style:family="text">
      <style:text-properties style:font-name="LiberationSerif" fo:font-size="12pt" fo:language="bg" fo:country="BG" officeooo:rsid="0014d9bc" style:font-size-asian="12pt"/>
    </style:style>
    <style:style style:name="T12" style:family="text">
      <style:text-properties style:font-name="LiberationSerif" fo:font-size="12pt" fo:language="bg" fo:country="BG" officeooo:rsid="00200f4e" style:font-size-asian="12pt"/>
    </style:style>
    <style:style style:name="T13" style:family="text">
      <style:text-properties style:font-name="LiberationSerif" fo:font-size="12pt" fo:language="bg" fo:country="BG" officeooo:rsid="0029798f" style:font-size-asian="12pt"/>
    </style:style>
    <style:style style:name="T14" style:family="text">
      <style:text-properties style:font-name="LiberationSerif" fo:font-size="12pt" fo:language="bg" fo:country="BG" officeooo:rsid="002af22e" style:font-size-asian="12pt"/>
    </style:style>
    <style:style style:name="T15" style:family="text">
      <style:text-properties style:font-name="LiberationSerif" fo:font-size="12pt" fo:language="bg" fo:country="BG" officeooo:rsid="002b3dae" style:font-size-asian="12pt"/>
    </style:style>
    <style:style style:name="T16" style:family="text">
      <style:text-properties style:font-name="LiberationSerif" fo:font-size="12pt" fo:language="bg" fo:country="BG" officeooo:rsid="002eb0b9" style:font-size-asian="12pt"/>
    </style:style>
    <style:style style:name="T17" style:family="text">
      <style:text-properties style:font-name="LiberationSerif" fo:font-size="12pt" fo:language="en" fo:country="US" style:font-size-asian="12pt"/>
    </style:style>
    <style:style style:name="T18" style:family="text">
      <style:text-properties style:font-name="LiberationSerif" fo:font-size="12pt" fo:language="en" fo:country="US" officeooo:rsid="0014d9bc" style:font-size-asian="12pt"/>
    </style:style>
    <style:style style:name="T19" style:family="text">
      <style:text-properties style:font-name="LiberationSerif" fo:font-size="12pt" fo:language="en" fo:country="US" officeooo:rsid="00200f4e" style:font-size-asian="12pt"/>
    </style:style>
    <style:style style:name="T20" style:family="text">
      <style:text-properties style:font-name="LiberationSerif" fo:font-size="12pt" fo:language="en" fo:country="US" officeooo:rsid="002343d6" style:font-size-asian="12pt"/>
    </style:style>
    <style:style style:name="T21" style:family="text">
      <style:text-properties style:font-name="LiberationSerif" fo:font-size="12pt" fo:language="en" fo:country="US" officeooo:rsid="0024ff4d" style:font-size-asian="12pt"/>
    </style:style>
    <style:style style:name="T22" style:family="text">
      <style:text-properties style:font-name="LiberationSerif" fo:font-size="12pt" fo:language="en" fo:country="US" officeooo:rsid="0029798f" style:font-size-asian="12pt"/>
    </style:style>
    <style:style style:name="T23" style:family="text">
      <style:text-properties style:font-name="LiberationSerif" fo:font-size="12pt" fo:language="en" fo:country="US" officeooo:rsid="002b3dae" style:font-size-asian="12pt"/>
    </style:style>
    <style:style style:name="T24" style:family="text">
      <style:text-properties style:font-name="LiberationSerif" fo:font-size="12pt" fo:language="en" fo:country="US" officeooo:rsid="000fccce" style:font-size-asian="12pt"/>
    </style:style>
    <style:style style:name="T25" style:family="text">
      <style:text-properties style:font-name="LiberationSerif" fo:font-size="12pt" fo:language="en" fo:country="US" officeooo:rsid="002cb2da" style:font-size-asian="12pt"/>
    </style:style>
    <style:style style:name="T26" style:family="text">
      <style:text-properties style:font-name="LiberationSerif" officeooo:rsid="001e1cc9"/>
    </style:style>
    <style:style style:name="T27" style:family="text">
      <style:text-properties style:font-name="LiberationSerif" officeooo:rsid="001e3a33"/>
    </style:style>
    <style:style style:name="T28" style:family="text">
      <style:text-properties style:font-name="LiberationSerif" officeooo:rsid="0010477b"/>
    </style:style>
    <style:style style:name="T29" style:family="text">
      <style:text-properties style:font-name="LiberationSerif" fo:language="bg" fo:country="BG"/>
    </style:style>
    <style:style style:name="T30" style:family="text">
      <style:text-properties style:font-name="LiberationSerif" fo:language="bg" fo:country="BG" officeooo:rsid="00200f4e"/>
    </style:style>
    <style:style style:name="T31" style:family="text">
      <style:text-properties style:font-name="LiberationSerif" officeooo:rsid="003e8b15"/>
    </style:style>
    <style:style style:name="T32" style:family="text">
      <style:text-properties style:font-name="LiberationSans" fo:font-size="18pt" style:font-size-asian="18pt"/>
    </style:style>
    <style:style style:name="T33" style:family="text">
      <style:text-properties style:font-name="LiberationSans" fo:font-size="18pt" fo:language="en" fo:country="US" officeooo:rsid="0010477b" style:font-size-asian="18pt"/>
    </style:style>
    <style:style style:name="T34" style:family="text">
      <style:text-properties style:font-name="LiberationSans" fo:font-size="15pt" fo:language="bg" fo:country="BG" officeooo:rsid="0032be6e" style:font-size-asian="15pt" style:font-size-complex="15pt"/>
    </style:style>
    <style:style style:name="T35" style:family="text">
      <style:text-properties style:font-name="OpenSymbol1" fo:font-size="12pt" style:font-size-asian="12pt"/>
    </style:style>
    <style:style style:name="T36" style:family="text">
      <style:text-properties style:font-name="OpenSymbol1" fo:font-size="12pt" officeooo:rsid="0010477b" style:font-size-asian="12pt"/>
    </style:style>
    <style:style style:name="T37" style:family="text">
      <style:text-properties style:font-name="OpenSymbol1" fo:font-size="12pt" officeooo:rsid="001242d3" style:font-size-asian="12pt"/>
    </style:style>
    <style:style style:name="T38" style:family="text">
      <style:text-properties style:font-name="OpenSymbol1" fo:font-size="12pt" officeooo:rsid="00236ddf" style:font-size-asian="12pt"/>
    </style:style>
    <style:style style:name="T39" style:family="text">
      <style:text-properties style:font-name="OpenSymbol1" fo:font-size="12pt" officeooo:rsid="0024ff4d" style:font-size-asian="12pt"/>
    </style:style>
    <style:style style:name="T40" style:family="text">
      <style:text-properties style:font-name="OpenSymbol1" fo:font-size="12pt" officeooo:rsid="0029798f" style:font-size-asian="12pt"/>
    </style:style>
    <style:style style:name="T41" style:family="text">
      <style:text-properties style:font-name="OpenSymbol1" fo:font-size="12pt" fo:language="bg" fo:country="BG" officeooo:rsid="00200f4e" style:font-size-asian="12pt"/>
    </style:style>
    <style:style style:name="T42" style:family="text">
      <style:text-properties style:font-name="OpenSymbol1" fo:font-size="12pt" fo:language="bg" fo:country="BG" officeooo:rsid="0027d0fb" style:font-size-asian="12pt"/>
    </style:style>
    <style:style style:name="T43" style:family="text">
      <style:text-properties style:font-name="OpenSymbol1" fo:font-size="12pt" fo:language="bg" fo:country="BG" officeooo:rsid="002af22e" style:font-size-asian="12pt"/>
    </style:style>
    <style:style style:name="T44" style:family="text">
      <style:text-properties style:font-name="OpenSymbol1" fo:font-size="12pt" fo:language="bg" fo:country="BG" officeooo:rsid="002b3dae" style:font-size-asian="12pt"/>
    </style:style>
    <style:style style:name="T45" style:family="text">
      <style:text-properties style:font-name="LiberationSerif-Italic" fo:font-size="12pt" fo:font-style="italic" officeooo:rsid="0014d9bc" style:font-size-asian="12pt" style:font-style-asian="italic"/>
    </style:style>
    <style:style style:name="T46" style:family="text">
      <style:text-properties style:font-name="LiberationSerif-Italic" fo:font-size="12pt" fo:language="bg" fo:country="BG" fo:font-style="italic" officeooo:rsid="0014d9bc" style:font-size-asian="12pt" style:font-style-asian="italic"/>
    </style:style>
    <style:style style:name="T47" style:family="text">
      <style:text-properties style:text-position="super 58%" style:font-name="LiberationSerif" fo:font-size="12pt" style:font-size-asian="12pt"/>
    </style:style>
    <style:style style:name="T48" style:family="text">
      <style:text-properties fo:language="bg" fo:country="BG"/>
    </style:style>
    <style:style style:name="T49" style:family="text">
      <style:text-properties fo:language="bg" fo:country="BG" officeooo:rsid="0010477b"/>
    </style:style>
    <style:style style:name="T50" style:family="text">
      <style:text-properties fo:language="bg" fo:country="BG" officeooo:rsid="0014d9bc"/>
    </style:style>
    <style:style style:name="T51" style:family="text">
      <style:text-properties fo:language="bg" fo:country="BG" officeooo:rsid="00178327"/>
    </style:style>
    <style:style style:name="T52" style:family="text">
      <style:text-properties fo:language="bg" fo:country="BG" officeooo:rsid="00220fe0"/>
    </style:style>
    <style:style style:name="T53" style:family="text">
      <style:text-properties fo:language="en" fo:country="US" officeooo:rsid="0014d9bc"/>
    </style:style>
    <style:style style:name="T54" style:family="text">
      <style:text-properties fo:language="en" fo:country="US" officeooo:rsid="00178327"/>
    </style:style>
    <style:style style:name="T55" style:family="text">
      <style:text-properties officeooo:rsid="001c2e23"/>
    </style:style>
    <style:style style:name="T56" style:family="text">
      <style:text-properties officeooo:rsid="001e1cc9"/>
    </style:style>
    <style:style style:name="T57" style:family="text">
      <style:text-properties officeooo:rsid="00200f4e"/>
    </style:style>
    <style:style style:name="T58" style:family="text">
      <style:text-properties style:font-name="Liberation Serif" fo:font-size="12pt" fo:language="bg" fo:country="BG" officeooo:rsid="00206a5c" style:font-size-asian="12pt"/>
    </style:style>
    <style:style style:name="T59" style:family="text">
      <style:text-properties style:font-name="Liberation Serif" fo:font-size="12pt" fo:language="bg" fo:country="BG" officeooo:rsid="002cb2da" style:font-size-asian="12pt"/>
    </style:style>
    <style:style style:name="T60" style:family="text">
      <style:text-properties style:font-name="Liberation Serif" fo:font-size="12pt" fo:language="en" fo:country="US" officeooo:rsid="00206a5c" style:font-size-asian="12pt"/>
    </style:style>
    <style:style style:name="T61" style:family="text">
      <style:text-properties style:font-name="Liberation Serif" fo:font-size="12pt" fo:language="en" fo:country="US" officeooo:rsid="002cb2da" style:font-size-asian="12pt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2b3dae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Технологично училище „Електронни системи”</text:p>
      <text:p text:style-name="P25">към Технически университет – София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Курсов проект</text:p>
      <text:p text:style-name="P44"/>
      <text:p text:style-name="P43"><text:span text:style-name="T32">Тема: </text:span><text:span text:style-name="T33">Score Nexus – </text:span><text:span text:style-name="T34">система за известяване при отбелязване на точка по време на мач, и визуилизирането му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Преподавател:<text:tab/><text:tab/><text:tab/><text:tab/><text:tab/> <text:s text:c="2"/><text:tab/><text:tab/><text:tab/><text:tab/><text:tab/> <text:s text:c="4"/>Изготвил:</text:p>
      <text:p text:style-name="P18"/>
      <text:p text:style-name="P13"><text:span text:style-name="T2">Пламен Танов<text:tab/><text:tab/><text:tab/><text:tab/><text:tab/><text:tab/><text:tab/> <text:s text:c="2"/></text:span><text:span text:style-name="T10">Момчил Ангелов</text:span><text:span text:style-name="T2"> №</text:span><text:span text:style-name="T10">18</text:span><text:span text:style-name="T2">, 12</text:span><text:span text:style-name="T47">А</text:span><text:span text:style-name="T2"> клас</text:span></text:p>
      <text:p text:style-name="P15"/>
      <text:p text:style-name="P15"/>
      <text:p text:style-name="P16">Курс:<text:tab/><text:tab/><text:tab/><text:tab/><text:tab/><text:tab/><text:tab/><text:tab/><text:tab/><text:tab/><text:tab/><text:tab/><text:tab/> Дата:</text:p>
      <text:p text:style-name="P16"/>
      <text:p text:style-name="P14"><text:span text:style-name="T2">Интернет програмиране<text:tab/><text:tab/><text:tab/><text:tab/><text:tab/><text:tab/><text:tab/><text:tab/><text:tab/> <text:s text:c="3"/></text:span><text:span text:style-name="T24">0</text:span><text:span text:style-name="T25">2</text:span><text:span text:style-name="T17">.0</text:span><text:span text:style-name="T24">2</text:span><text:span text:style-name="T17">.2016</text:span></text:p>
      <text:p text:style-name="P30"><text:soft-page-break/>Идея</text:p>
      <text:p text:style-name="P26"/>
      <text:p text:style-name="P26">Въведение</text:p>
      <text:p text:style-name="P23"/>
      <text:p text:style-name="P19"><text:span text:style-name="T49">В</text:span><text:span text:style-name="T48">зима спортни резултати </text:span><text:span text:style-name="T50">от американските спортни лиги </text:span><text:span text:style-name="T53">(NBA, etc.) </text:span><text:span text:style-name="T48">и ги визуализира в социални мрежи, </text:span><text:span text:style-name="T50">както и в нашия уебсайт. </text:span><text:span text:style-name="T51">За бъдещо развитие да се взимат резултати от повече лиги и, ако времето позволи, интегриране с </text:span><text:span text:style-name="T54">E-sport </text:span><text:span text:style-name="T51">сектора.</text:span></text:p>
      <text:p text:style-name="P27"/>
      <text:p text:style-name="P27">Типове потребители</text:p>
      <text:p text:style-name="P45"><text:span text:style-name="T35">• </text:span><text:span text:style-name="T2">Администратор</text:span></text:p>
      <text:p text:style-name="P46">Функционалност/екрани</text:p>
      <text:p text:style-name="P47">Администратор</text:p>
      <text:p text:style-name="P1"><text:span text:style-name="T35">• </text:span><text:span text:style-name="T12">Ще може да добавя нови </text:span><text:span text:style-name="T19">twitter п</text:span><text:span text:style-name="T12">отребители и </text:span><text:span text:style-name="T19">Facebook </text:span><text:span text:style-name="T12">страници</text:span></text:p>
      <text:p text:style-name="P24"/>
      <text:p text:style-name="P50"><text:span text:style-name="T30">П</text:span><text:span text:style-name="T29">отребител</text:span></text:p>
      <text:p text:style-name="P5"><text:span text:style-name="T41">• </text:span><text:span text:style-name="T58">Приложението на този етап няма да поддържа потребители, няма причина – през </text:span><text:span text:style-name="T60">Facebook </text:span><text:span text:style-name="T58">хората ще бъдат известени чрез страниците на отборите, които са харесали, през </text:span><text:span text:style-name="T60">twitter </text:span><text:span text:style-name="T58">чрез акаунтите на хората, които са последвали. За бъдещо развитие – примерно S</text:span><text:span text:style-name="T60">napchat </text:span><text:span text:style-name="T58">или </text:span><text:span text:style-name="T60">Instagram </text:span><text:span text:style-name="T58">пак ще е на база последвали хора</text:span><text:span text:style-name="T60"> </text:span></text:p>
      <text:p text:style-name="P41"/>
      <text:p text:style-name="P51">Модел на данните</text:p>
      <text:p text:style-name="P8"><text:span text:style-name="T35">• </text:span><text:span text:style-name="T2">Admin</text:span></text:p>
      <text:p text:style-name="P9"><text:span text:style-name="T36">◦ </text:span><text:span text:style-name="T39">id</text:span><text:span text:style-name="T3">: </text:span><text:span text:style-name="T8">Serial</text:span></text:p>
      <text:p text:style-name="P1"><text:span text:style-name="T35">◦ </text:span><text:span text:style-name="T2">username: String</text:span></text:p>
      <text:p text:style-name="P1"><text:span text:style-name="T35">◦ </text:span><text:span text:style-name="T2">email: String</text:span></text:p>
      <text:p text:style-name="P1"><text:span text:style-name="T35">◦ </text:span><text:span text:style-name="T2">name: String</text:span></text:p>
      <text:p text:style-name="P1"><text:span text:style-name="T35">◦ </text:span><text:span text:style-name="T2">password: Hashed/salted string</text:span></text:p>
      <text:p text:style-name="P21">permissions: List&lt;Boolean&gt;</text:p>
      <text:p text:style-name="P39"/>
      <text:p text:style-name="P4"><text:span text:style-name="T35">• </text:span><text:span text:style-name="T36">Matches</text:span></text:p>
      <text:p text:style-name="P42"><text:span text:style-name="T2">◦ </text:span><text:span text:style-name="T35">id: Serial</text:span></text:p>
      <text:p text:style-name="P35"><text:span text:style-name="T1">◦ </text:span>begining: DateTime</text:p>
      <text:p text:style-name="P35"><text:span text:style-name="T1">◦ </text:span>end: DateTime</text:p>
      <text:p text:style-name="P35"><text:span text:style-name="T1">◦ </text:span>result: int(0)-int(0)</text:p>
      <text:p text:style-name="P35"><text:span text:style-name="T1">◦ </text:span>scores: List&lt;<text:span text:style-name="T55">i</text:span>nt&gt;</text:p>
      <text:p text:style-name="P36"><text:span text:style-name="T28">◦ </text:span>link_to_preview: String</text:p>
      <text:p text:style-name="P37"><text:span text:style-name="T28">◦ </text:span>link_to_recap: String</text:p>
      <text:p text:style-name="P34"/>
      <text:p text:style-name="P40"/>
      <text:p text:style-name="P40"/>
      <text:p text:style-name="P40"/>
      <text:p text:style-name="P40"/>
      <text:p text:style-name="P34"><text:soft-page-break/>• <text:span text:style-name="T57">Scores</text:span></text:p>
      <text:p text:style-name="P35"><text:span text:style-name="T1">◦ </text:span>id: Serial</text:p>
      <text:p text:style-name="P35"><text:span text:style-name="T1">◦ </text:span>when: DateTime</text:p>
      <text:p text:style-name="P42"><text:span text:style-name="T2">◦ </text:span><text:span text:style-name="T35">who: </text:span><text:span text:style-name="T37">String</text:span></text:p>
      <text:p text:style-name="P38"><text:span text:style-name="T28">◦ </text:span>id_match: Int → <text:span text:style-name="T55"><text:s/></text:span>foreig<text:span text:style-name="T55">n key to Matches</text:span></text:p>
      <text:p text:style-name="P31"/>
      <text:p text:style-name="P2"><text:span text:style-name="T35">• </text:span><text:span text:style-name="T5">Social Networks</text:span><text:span text:style-name="T3">: Serial</text:span></text:p>
      <text:p text:style-name="P55">◦ <text:span text:style-name="T1">name: String →</text:span><text:span text:style-name="T31"> of social network</text:span></text:p>
      <text:p text:style-name="P54"><text:span text:style-name="T1">◦ </text:span><text:span text:style-name="T31">Key</text:span><text:span text:style-name="T1">: String →</text:span><text:span text:style-name="T31"> corresponding key</text:span></text:p>
      <text:p text:style-name="P31"/>
      <text:p text:style-name="P3"><text:span text:style-name="T35">• </text:span><text:span text:style-name="T6">Facebook</text:span></text:p>
      <text:p text:style-name="P54"><text:span text:style-name="T1">◦ </text:span><text:span text:style-name="T31">Id: Serial</text:span></text:p>
      <text:p text:style-name="P32">◦ <text:span text:style-name="T56">token</text:span><text:span text:style-name="T1">: String</text:span></text:p>
      <text:p text:style-name="P32"><text:span text:style-name="T1">◦ </text:span><text:span text:style-name="T26">refresh_token</text:span><text:span text:style-name="T1">: String</text:span></text:p>
      <text:p text:style-name="P32"><text:span text:style-name="T1">◦ </text:span><text:span text:style-name="T26">expires_at_token</text:span><text:span text:style-name="T1">: </text:span><text:span text:style-name="T26">DateTime</text:span></text:p>
      <text:p text:style-name="P33"><text:span text:style-name="T26">◦ </text:span><text:span text:style-name="T27">pages</text:span><text:span text:style-name="T26">: </text:span><text:span text:style-name="T27">List&lt;string&gt;</text:span></text:p>
      <text:p text:style-name="P31"/>
      <text:p text:style-name="P53"><text:span text:style-name="T35">• </text:span><text:span text:style-name="T7">Twitter</text:span></text:p>
      <text:p text:style-name="P54"><text:span text:style-name="T27">◦ </text:span><text:span text:style-name="T31">Id: Serial</text:span></text:p>
      <text:p text:style-name="P33">◦ <text:span text:style-name="T56">token</text:span><text:span text:style-name="T1">: String</text:span></text:p>
      <text:p text:style-name="P33"><text:span text:style-name="T1">◦ </text:span><text:span text:style-name="T26">secret</text:span><text:span text:style-name="T1">: String</text:span></text:p>
      <text:p text:style-name="P33"><text:span text:style-name="T1">◦ </text:span><text:span text:style-name="T26">refresh_token</text:span><text:span text:style-name="T1">: String</text:span></text:p>
      <text:p text:style-name="P33"><text:span text:style-name="T1">◦ </text:span><text:span text:style-name="T26">expires_at_token</text:span><text:span text:style-name="T1">: </text:span><text:span text:style-name="T26">DateTime</text:span></text:p>
      <text:p text:style-name="P20">◦ Accounts: List&lt;string&gt;</text:p>
      <text:p text:style-name="P33"/>
      <text:p text:style-name="P48">Желана оценка</text:p>
      <text:p text:style-name="P15">Отличен (<text:span text:style-name="T52">6</text:span>)</text:p>
      <text:p text:style-name="P28"/>
      <text:p text:style-name="P51">Технологии</text:p>
      <text:p text:style-name="P6"><text:span text:style-name="T35">• </text:span><text:span text:style-name="T20">HTML/CSS/Javascript</text:span></text:p>
      <text:p text:style-name="P1"><text:span text:style-name="T35">• </text:span><text:span text:style-name="T20">Python </text:span><text:span text:style-name="T21">with PostgreSQL</text:span></text:p>
      <text:p text:style-name="P1"><text:span text:style-name="T35">• </text:span><text:span text:style-name="T2">REST</text:span></text:p>
      <text:p text:style-name="P1"><text:span text:style-name="T35">• </text:span><text:span text:style-name="T20">Django</text:span></text:p>
      <text:p text:style-name="P7"><text:span text:style-name="T35">• </text:span><text:span text:style-name="T42">Модул за създаване на картинки написан за</text:span><text:span text:style-name="T38"> Python/Django</text:span></text:p>
      <text:p text:style-name="P48">График</text:p>
      <text:p text:style-name="P1"><text:span text:style-name="T35">• </text:span><text:span text:style-name="T45">10 </text:span><text:span text:style-name="T46">Февруари – предаване на дипломни задания</text:span></text:p>
      <text:p text:style-name="P1"><text:span text:style-name="T35">• </text:span><text:span text:style-name="T46">17 Февруари – надяваме се на продължен период за заданията</text:span></text:p>
      <text:p text:style-name="P1"><text:span text:style-name="T35">• </text:span><text:span text:style-name="T11">25 Февруари – постване на тестов текст през F</text:span><text:span text:style-name="T18">acebook API</text:span></text:p>
      <text:p text:style-name="P1"><text:span text:style-name="T35">• </text:span><text:span text:style-name="T4">2 </text:span><text:span text:style-name="T11">март – постване на тестов текст през </text:span><text:span text:style-name="T18">Twitter API</text:span></text:p>
      <text:p text:style-name="P1"><text:span text:style-name="T35">• </text:span><text:span text:style-name="T4">15 </text:span><text:span text:style-name="T11">март – </text:span><text:span text:style-name="T13">парсване</text:span><text:span text:style-name="T11"> на спортните данни. Записване на резултата в базите данни</text:span></text:p>
      <text:p text:style-name="P10"><text:span text:style-name="T35">• </text:span><text:span text:style-name="T40">25</text:span><text:span text:style-name="T4"> </text:span><text:span text:style-name="T11">март – </text:span><text:span text:style-name="T13">постване на текст, свързан със мачовете във </text:span><text:span text:style-name="T22">Facebook</text:span><text:span text:style-name="T13"> и </text:span><text:span text:style-name="T22">Twitter</text:span></text:p>
      <text:p text:style-name="P1"><text:span text:style-name="T35">• </text:span><text:span text:style-name="T40">15</text:span><text:span text:style-name="T2"> април – </text:span><text:span text:style-name="T9">с</text:span><text:span text:style-name="T13">ъздаване на картинки </text:span><text:span text:style-name="T14">за социалните мрежи с текст, свързан с мача</text:span></text:p>
      <text:p text:style-name="P11"><text:span text:style-name="T43">• </text:span><text:span text:style-name="T44">20</text:span><text:span text:style-name="T14"> април – </text:span><text:span text:style-name="T15">фокусиране върху </text:span><text:span text:style-name="T23">UI/UX</text:span></text:p>
      <text:p text:style-name="P22"/>
      <text:p text:style-name="P49"><text:soft-page-break/>URL на репозитори</text:p>
      <text:p text:style-name="P15"><text:span text:style-name="T62">http://github.com/</text:span><text:span text:style-name="T63">MomchilAngelov</text:span><text:span text:style-name="T62">/</text:span><text:span text:style-name="T63">ScoreNexus</text:span></text:p>
      <text:p text:style-name="P52">Оценяване</text:p>
      <text:p text:style-name="P46">Количествени характеристики</text:p>
      <text:p text:style-name="P1"><text:span text:style-name="T35">• </text:span><text:span text:style-name="T59">Постване в </text:span><text:span text:style-name="T61">Facebook</text:span><text:span text:style-name="T2"> - 2</text:span></text:p>
      <text:p text:style-name="P12"><text:span text:style-name="T35">• </text:span><text:span text:style-name="T59">Постване в </text:span><text:span text:style-name="T61">Twitter</text:span><text:span text:style-name="T2"> - 3</text:span></text:p>
      <text:p text:style-name="P12"><text:span text:style-name="T35">• </text:span><text:span text:style-name="T59">Парсване на спортните данни </text:span><text:span text:style-name="T2">- 4</text:span></text:p>
      <text:p text:style-name="P1"><text:span text:style-name="T35">• </text:span><text:span text:style-name="T16">Постване на текстовете от базите данни</text:span><text:span text:style-name="T2"> - 5</text:span></text:p>
      <text:p text:style-name="P1"><text:span text:style-name="T35">• </text:span><text:span text:style-name="T16">Създаване на картинка към постовете в социалните мрежи. Създаване на Админ Панел.</text:span><text:span text:style-name="T2"> - 6</text:span></text:p>
      <text:p text:style-name="P46">Качествени характеристики (могат да променят оценката</text:p>
      <text:p text:style-name="P46">нагоре/надолу с единица)</text:p>
      <text:p text:style-name="P1"><text:span text:style-name="T35">• </text:span><text:span text:style-name="T2">UI/UX</text:span></text:p>
      <text:p text:style-name="P1"><text:span text:style-name="T35">• </text:span><text:span text:style-name="T2">оригиналност на идеята/полезност</text:span></text:p>
      <text:p text:style-name="P1"><text:span text:style-name="T35">• </text:span><text:span text:style-name="T2">стил на писане</text:span></text:p>
      <text:p text:style-name="P1"><text:span text:style-name="T35">• </text:span><text:span text:style-name="T2">функционалност/обем</text:span></text:p>
      <text:p text:style-name="P1"><text:span text:style-name="T35">• </text:span><text:span text:style-name="T2">качество – как работи, колко бъгове има</text:span></text:p>
      <text:p text:style-name="Standard"><text:span text:style-name="T35">• </text:span><text:span text:style-name="T2">дали е спазен срок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LiberationSerif-Italic" svg:font-family="LiberationSerif-Italic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7:23:35.913000000</meta:creation-date>
    <dc:date>2016-02-02T10:55:29.902000000</dc:date>
    <meta:editing-duration>PT1H15M58S</meta:editing-duration>
    <meta:editing-cycles>51</meta:editing-cycles>
    <meta:generator>LibreOffice/5.0.3.2$Windows_x86 LibreOffice_project/e5f16313668ac592c1bfb310f4390624e3dbfb75</meta:generator>
    <meta:document-statistic meta:table-count="0" meta:image-count="0" meta:object-count="0" meta:page-count="4" meta:paragraph-count="89" meta:word-count="456" meta:character-count="2915" meta:non-whitespace-character-count="2482"/>
  </office:meta>
</office:document-meta>
</file>